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font-size="12pt" officeooo:rsid="0018226b" officeooo:paragraph-rsid="0018447d" style:font-size-asian="12pt" style:font-size-complex="12pt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font-size="12pt" officeooo:rsid="0018226b" officeooo:paragraph-rsid="001bbb90" style:font-size-asian="12pt" style:font-size-complex="12pt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font-size="12pt" officeooo:rsid="0018226b" officeooo:paragraph-rsid="001cbfa6" style:font-size-asian="12pt" style:font-size-complex="12pt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font-size="12pt" officeooo:rsid="0018226b" officeooo:paragraph-rsid="00230ab9" style:font-size-asian="12pt" style:font-size-complex="12pt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font-size="12pt" officeooo:rsid="0021c2aa" officeooo:paragraph-rsid="0021c2aa" style:font-size-asian="12pt" style:font-size-complex="12pt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font-size="12pt" officeooo:rsid="00230ab9" officeooo:paragraph-rsid="00230ab9" style:font-size-asian="12pt" style:font-size-complex="12pt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officeooo:rsid="0018226b" officeooo:paragraph-rsid="001cbfa6"/>
    </style:style>
    <style:style style:name="P8" style:family="paragraph" style:parent-style-name="Standard" style:master-page-name="Standard">
      <style:paragraph-properties fo:margin-left="0cm" fo:margin-right="0cm" fo:line-height="100%" fo:text-align="start" style:justify-single-word="false" fo:text-indent="0cm" style:auto-text-indent="false" style:page-number="auto" fo:break-before="auto" fo:break-after="auto" style:writing-mode="lr-tb"/>
      <style:text-properties fo:font-size="12pt" officeooo:rsid="0021c2aa" officeooo:paragraph-rsid="0021c2aa" style:font-size-asian="12pt" style:font-size-complex="12pt"/>
    </style:style>
    <style:style style:name="P9" style:family="paragraph" style:parent-style-name="Heading_20_1">
      <style:paragraph-properties fo:margin-left="0cm" fo:margin-right="0cm" fo:line-height="100%" fo:text-align="start" style:justify-single-word="false" fo:text-indent="0cm" style:auto-text-indent="false" style:writing-mode="lr-tb"/>
      <style:text-properties officeooo:rsid="0018226b" officeooo:paragraph-rsid="001bbb90"/>
    </style:style>
    <style:style style:name="P10" style:family="paragraph" style:parent-style-name="Heading_20_1">
      <style:paragraph-properties fo:margin-left="0cm" fo:margin-right="0cm" fo:line-height="100%" fo:text-align="start" style:justify-single-word="false" fo:text-indent="0cm" style:auto-text-indent="false" style:writing-mode="lr-tb"/>
      <style:text-properties officeooo:rsid="0018226b" officeooo:paragraph-rsid="0018447d"/>
    </style:style>
    <style:style style:name="P11" style:family="paragraph" style:parent-style-name="Heading_20_1">
      <style:paragraph-properties fo:margin-left="0cm" fo:margin-right="0cm" fo:line-height="100%" fo:text-align="start" style:justify-single-word="false" fo:text-indent="0cm" style:auto-text-indent="false" style:writing-mode="lr-tb"/>
      <style:text-properties officeooo:rsid="0018226b" officeooo:paragraph-rsid="001908b1"/>
    </style:style>
    <style:style style:name="P12" style:family="paragraph" style:parent-style-name="Heading_20_1">
      <style:paragraph-properties fo:margin-left="0cm" fo:margin-right="0cm" fo:line-height="100%" fo:text-align="start" style:justify-single-word="false" fo:text-indent="0cm" style:auto-text-indent="false" style:writing-mode="lr-tb"/>
      <style:text-properties officeooo:rsid="0018226b" officeooo:paragraph-rsid="0021c2aa"/>
    </style:style>
    <style:style style:name="P13" style:family="paragraph" style:parent-style-name="Heading_20_1">
      <style:paragraph-properties fo:margin-left="0cm" fo:margin-right="0cm" fo:line-height="100%" fo:text-align="start" style:justify-single-word="false" fo:text-indent="0cm" style:auto-text-indent="false" style:writing-mode="lr-tb"/>
      <style:text-properties officeooo:rsid="0018226b" officeooo:paragraph-rsid="00230ab9"/>
    </style:style>
    <style:style style:name="P14" style:family="paragraph" style:parent-style-name="Heading_20_1">
      <style:paragraph-properties fo:margin-left="0cm" fo:margin-right="0cm" fo:line-height="100%" fo:text-align="start" style:justify-single-word="false" fo:text-indent="0cm" style:auto-text-indent="false" style:writing-mode="lr-tb"/>
      <style:text-properties fo:font-size="12pt" officeooo:rsid="0018226b" officeooo:paragraph-rsid="001bbb90" style:font-size-asian="12pt" style:font-size-complex="12pt"/>
    </style:style>
    <style:style style:name="T1" style:family="text">
      <style:text-properties officeooo:rsid="001908b1"/>
    </style:style>
    <style:style style:name="T2" style:family="text">
      <style:text-properties officeooo:rsid="001bbb90"/>
    </style:style>
    <style:style style:name="T3" style:family="text">
      <style:text-properties fo:font-size="12pt" officeooo:rsid="001bbb90" style:font-size-asian="12pt" style:font-size-complex="12pt"/>
    </style:style>
    <style:style style:name="T4" style:family="text">
      <style:text-properties fo:font-size="12pt" officeooo:rsid="0021c2aa" style:font-size-asian="12pt" style:font-size-complex="12pt"/>
    </style:style>
    <style:style style:name="T5" style:family="text">
      <style:text-properties fo:font-size="12pt" officeooo:rsid="00230ab9" style:font-size-asian="12pt" style:font-size-complex="12pt"/>
    </style:style>
    <style:style style:name="T6" style:family="text">
      <style:text-properties fo:font-size="12pt" officeooo:rsid="001908b1" style:font-size-asian="12pt" style:font-size-complex="12pt"/>
    </style:style>
    <style:style style:name="T7" style:family="text">
      <style:text-properties officeooo:rsid="0021c2aa"/>
    </style:style>
    <style:style style:name="T8" style:family="text">
      <style:text-properties officeooo:rsid="00230a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0">CAL TENIR EN COMPTE QUE UN PRODUCTE S'IDENTIFICA PER 2 CAMPS : EL CODI DEL FABRICANT I EL CODI DEL PRODUCTE.</text:h>
      <text:h text:style-name="P5" text:outline-level="10"/>
      <text:h text:style-name="P1" text:outline-level="10">-- 1. <text:span text:style-name="T2">Llistar quants clients té assignats cada treballador-venedor-representant. Mostrar el codi del representant, la quantitat de clients, ordenant de major quantitat de clients a menor.</text:span></text:h>
      <text:h text:style-name="P1" text:outline-level="10"><text:s/></text:h>
      <text:h text:style-name="P1" text:outline-level="10"/>
      <text:h text:style-name="P4" text:outline-level="10">-- 1.<text:span text:style-name="T8">1</text:span> <text:span text:style-name="T2">Llistar quants clients té assignats cada treballador-venedor-representant. Mostrar el codi del representant, la quantitat de clients, ordenant de major quantitat de clients a menor.</text:span></text:h>
      <text:h text:style-name="P6" text:outline-level="10">Mostrar només els representats que tenen més de 2 clients assignats.</text:h>
      <text:h text:style-name="P6" text:outline-level="10"/>
      <text:h text:style-name="P6" text:outline-level="10"/>
      <text:h text:style-name="P4" text:outline-level="10">-- 1.<text:span text:style-name="T8">2</text:span> <text:span text:style-name="T2">Llistar quants clients té assignats cada treballador-venedor-representant. Mostrar el codi del representant, la quantitat de clients, ordenant de major quantitat de clients a menor.</text:span></text:h>
      <text:h text:style-name="P6" text:outline-level="10">Mostrar només els representats que tenen més de 2 clients assignats I que tinguin un cognom que comenci per 'A' o 'S' o 'C' i un nom que comenci per 'B', 'S', o 'T'</text:h>
      <text:h text:style-name="P1" text:outline-level="10"/>
      <text:h text:style-name="P2" text:outline-level="10"/>
      <text:h text:style-name="P2" text:outline-level="10">-- <text:span text:style-name="T1">2</text:span>. <text:span text:style-name="T2">Llistar el codi de cada producte venut i quantes unitats se n'han venut</text:span>.</text:h>
      <text:h text:style-name="P2" text:outline-level="10"/>
      <text:h text:style-name="P4" text:outline-level="10">-- <text:span text:style-name="T1">2</text:span>.<text:span text:style-name="T8">1 </text:span><text:s/><text:span text:style-name="T2">Llistar el codi de cada producte venut i quantes unitats se n'han venut quant s'hagin fet 2 o més comandes d'aquell producte.</text:span></text:h>
      <text:h text:style-name="P4" text:outline-level="10"/>
      <text:h text:style-name="P4" text:outline-level="10">-- <text:span text:style-name="T1">2</text:span>.<text:span text:style-name="T8">1 </text:span><text:s/><text:span text:style-name="T2">Llistar el codi de cada producte venut i quantes unitats se n'han venut quant s'hagin fet 2 o més comandes d'aquell producte i quan el producte no sigui <text:s/>de les fàbriques 'aci' i 'imm'</text:span></text:h>
      <text:h text:style-name="P1" text:outline-level="10"/>
      <text:h text:style-name="P1" text:outline-level="10"/>
      <text:h text:style-name="P9" text:outline-level="10"><text:soft-page-break/>-- <text:span text:style-name="T1">3</text:span>. <text:span text:style-name="T3">Llistar el </text:span><text:span text:style-name="T4">codi</text:span><text:span text:style-name="T3"> de cada producte </text:span><text:span text:style-name="T4">venut</text:span><text:span text:style-name="T3"> i quantes unitats se n'han venut segons el representant que l'ha venut (volem saber quantes unitats n'ha venut cada representant). </text:span></text:h>
      <text:h text:style-name="P10" text:outline-level="10"/>
      <text:h text:style-name="P13" text:outline-level="10">-- <text:span text:style-name="T1">3</text:span>. <text:span text:style-name="T3">Llistar el </text:span><text:span text:style-name="T4">codi</text:span><text:span text:style-name="T3"> de cada producte </text:span><text:span text:style-name="T4">venut</text:span><text:span text:style-name="T3"> i quantes unitats se n'han venut segons el representant que l'ha venut (volem saber quantes unitats n'ha venut cada representant) </text:span><text:span text:style-name="T5">quan el producte acabi en 'c' o 'x' o 'z' I comenci en '4', '3' o '2'</text:span></text:h>
      <text:h text:style-name="P13" text:outline-level="10"><text:span text:style-name="T5"/></text:h>
      <text:h text:style-name="P13" text:outline-level="10"><text:span text:style-name="T5">-- </text:span><text:span text:style-name="T6">3</text:span><text:span text:style-name="T5">.1 </text:span><text:span text:style-name="T3">Llistar el </text:span><text:span text:style-name="T4">codi</text:span><text:span text:style-name="T3"> de cada producte </text:span><text:span text:style-name="T4">venut</text:span><text:span text:style-name="T3"> i quantes unitats se n'han venut segons el representant que l'ha venut (volem saber quantes unitats n'ha venut cada representant) </text:span><text:span text:style-name="T5">quan el producte acabi en 'c' o 'x' o 'z' i comenci en '4', '3' o '2'</text:span></text:h>
      <text:h text:style-name="P13" text:outline-level="10"><text:span text:style-name="T5"/></text:h>
      <text:h text:style-name="P13" text:outline-level="10"><text:span text:style-name="T5">-- </text:span><text:span text:style-name="T6">3</text:span><text:span text:style-name="T5">.2 </text:span><text:span text:style-name="T3">Llistar el </text:span><text:span text:style-name="T4">codi</text:span><text:span text:style-name="T3"> de cada producte </text:span><text:span text:style-name="T4">venut</text:span><text:span text:style-name="T3"> i quantes unitats se n'han venut segons el representant que l'ha venut (volem saber quantes unitats n'ha venut cada representant) </text:span><text:span text:style-name="T5">quan el producte acabi en 'c' o 'x' o 'z' i comenci en '4', '3' o '2' i quan el representant hagi venut un import total per aquell producte que estigui entre 2000 i 20000</text:span></text:h>
      <text:h text:style-name="P13" text:outline-level="10"><text:span text:style-name="T3"/></text:h>
      <text:h text:style-name="P12" text:outline-level="10"/>
      <text:h text:style-name="P12" text:outline-level="10">-- <text:span text:style-name="T8">4.</text:span> <text:span text:style-name="T3">Llistar el </text:span><text:span text:style-name="T4">codi</text:span><text:span text:style-name="T3"> de cada producte </text:span><text:span text:style-name="T4">venut</text:span><text:span text:style-name="T3"> <text:s/>i quantes unitats se n'han venut segons el client que l'ha comprat (volem saber quantes unitats n'ha comprat cada client). Mostrar el </text:span><text:span text:style-name="T4">codi</text:span><text:span text:style-name="T3"> del client.</text:span></text:h>
      <text:h text:style-name="P14" text:outline-level="10"/>
      <text:h text:style-name="P1" text:outline-level="10"/>
      <text:h text:style-name="P3" text:outline-level="10"/>
      <text:h text:style-name="P3" text:outline-level="10">--<text:span text:style-name="T7">5. Mostrar el codi dels 3 clients que ens ha comprat més tenint en compte l'import.</text:span></text:h>
      <text:h text:style-name="P3" text:outline-level="10"/>
      <text:h text:style-name="P3" text:outline-level="10"/>
      <text:h text:style-name="P3" text:outline-level="10"/>
      <text:h text:style-name="P3" text:outline-level="10"/>
      <text:h text:style-name="P3" text:outline-level="10"/>
      <text:h text:style-name="P3" text:outline-level="10">--<text:span text:style-name="T7">6. Mostrar els 3 codis de productes que s'han venut més tenint en compte la quantitat</text:span></text:h>
      <text:h text:style-name="P3" text:outline-level="10"/>
      <text:h text:style-name="P3" text:outline-level="10"/>
      <text:h text:style-name="P3" text:outline-level="10"/>
      <text:h text:style-name="P3" text:outline-level="10"/>
      <text:h text:style-name="P3" text:outline-level="10"/>
      <text:h text:style-name="P3" text:outline-level="10">– <text:span text:style-name="T7">7. Mostrar els 3 codis de venedors que han venut menys tenint en compte l'import</text:span></text:h>
      <text:h text:style-name="P3" text:outline-level="10"/>
      <text:h text:style-name="P3" text:outline-level="10"/>
      <text:h text:style-name="P3" text:outline-level="10"/>
      <text:h text:style-name="P3" text:outline-level="10"/>
      <text:h text:style-name="P7" text:outline-level="10"/>
      <text:h text:style-name="P11" text:outline-level="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line-height="100%" fo:break-before="auto" fo:break-after="auto" fo:keep-with-next="always" style:writing-mode="lr-tb"/>
      <style:text-properties fo:font-size="12pt" style:font-size-asian="12pt" style:font-size-complex="12pt"/>
    </style:style>
    <style:style style:name="Heading_20_2" style:display-name="Heading 2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7Level1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7Level2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7Level3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7Level4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7Level5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7Level6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7Level7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7Level8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prefix=" " style:num-suffix="." style:num-format="1">
        <style:list-level-properties text:space-before="0.635cm"/>
      </text:list-level-style-number>
      <text:list-level-style-number text:level="2" text:style-name="List1Level1" style:num-prefix=" " style:num-suffix=")" style:num-format="a">
        <style:list-level-properties text:space-before="1.905cm"/>
      </text:list-level-style-number>
      <text:list-level-style-bullet text:level="3" text:style-name="List1Level2" text:bullet-char="•">
        <style:list-level-properties text:space-before="3.493cm"/>
        <style:text-properties fo:font-family="Verdana" style:font-family-generic="swiss"/>
      </text:list-level-style-bullet>
      <text:list-level-style-bullet text:level="4" text:style-name="List1Level3" text:bullet-char="•">
        <style:list-level-properties text:space-before="4.445cm"/>
        <style:text-properties fo:font-family="Verdana" style:font-family-generic="swiss"/>
      </text:list-level-style-bullet>
      <text:list-level-style-bullet text:level="5" text:style-name="List1Level4" text:bullet-char="•">
        <style:list-level-properties text:space-before="5.715cm"/>
        <style:text-properties fo:font-family="Verdana" style:font-family-generic="swiss"/>
      </text:list-level-style-bullet>
      <text:list-level-style-bullet text:level="6" text:style-name="List1Level5" text:bullet-char="•">
        <style:list-level-properties text:space-before="7.303cm"/>
        <style:text-properties fo:font-family="Verdana" style:font-family-generic="swiss"/>
      </text:list-level-style-bullet>
      <text:list-level-style-bullet text:level="7" text:style-name="List1Level6" text:bullet-char="•">
        <style:list-level-properties text:space-before="8.255cm"/>
        <style:text-properties fo:font-family="Verdana" style:font-family-generic="swiss"/>
      </text:list-level-style-bullet>
      <text:list-level-style-bullet text:level="8" text:style-name="List1Level7" text:bullet-char="•">
        <style:list-level-properties text:space-before="9.525cm"/>
        <style:text-properties fo:font-family="Verdana" style:font-family-generic="swiss"/>
      </text:list-level-style-bullet>
      <text:list-level-style-bullet text:level="9" text:style-name="List1Level8" text:bullet-char="•">
        <style:list-level-properties text:space-before="11.113cm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635cm" text:min-label-width="0.635cm"/>
      </text:list-level-style-number>
      <text:list-level-style-number text:level="2" text:style-name="List2Level1" style:num-suffix="." style:num-format="a">
        <style:list-level-properties text:space-before="1.905cm" text:min-label-width="0.635cm"/>
      </text:list-level-style-number>
      <text:list-level-style-number text:level="3" text:style-name="List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Level3" style:num-suffix="." style:num-format="1">
        <style:list-level-properties text:space-before="4.445cm" text:min-label-width="0.635cm"/>
      </text:list-level-style-number>
      <text:list-level-style-number text:level="5" text:style-name="List2Level4" style:num-suffix="." style:num-format="a">
        <style:list-level-properties text:space-before="5.715cm" text:min-label-width="0.635cm"/>
      </text:list-level-style-number>
      <text:list-level-style-number text:level="6" text:style-name="List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>
        <style:list-level-properties text:space-before="8.255cm" text:min-label-width="0.635cm"/>
      </text:list-level-style-number>
      <text:list-level-style-number text:level="8" text:style-name="List2Level7" style:num-suffix="." style:num-format="a">
        <style:list-level-properties text:space-before="9.525cm" text:min-label-width="0.635cm"/>
      </text:list-level-style-number>
      <text:list-level-style-number text:level="9" text:style-name="List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3.175cm"/>
      </text:list-level-style-bullet>
      <text:list-level-style-bullet text:level="2" text:style-name="List3Level1" text:bullet-char="○">
        <style:list-level-properties text:space-before="1.905cm" text:min-label-width="3.175cm"/>
      </text:list-level-style-bullet>
      <text:list-level-style-bullet text:level="3" text:style-name="List3Level2" text:bullet-char="■">
        <style:list-level-properties text:space-before="3.492cm" text:min-label-width="2.858cm"/>
      </text:list-level-style-bullet>
      <text:list-level-style-bullet text:level="4" text:style-name="List3Level3" text:bullet-char="●">
        <style:list-level-properties text:space-before="4.445cm" text:min-label-width="3.175cm"/>
      </text:list-level-style-bullet>
      <text:list-level-style-bullet text:level="5" text:style-name="List3Level4" text:bullet-char="○">
        <style:list-level-properties text:space-before="5.715cm" text:min-label-width="3.175cm"/>
      </text:list-level-style-bullet>
      <text:list-level-style-bullet text:level="6" text:style-name="List3Level5" text:bullet-char="■">
        <style:list-level-properties text:space-before="7.302cm" text:min-label-width="2.858cm"/>
      </text:list-level-style-bullet>
      <text:list-level-style-bullet text:level="7" text:style-name="List3Level6" text:bullet-char="●">
        <style:list-level-properties text:space-before="8.255cm" text:min-label-width="3.175cm"/>
      </text:list-level-style-bullet>
      <text:list-level-style-bullet text:level="8" text:style-name="List3Level7" text:bullet-char="○">
        <style:list-level-properties text:space-before="9.525cm" text:min-label-width="3.175cm"/>
      </text:list-level-style-bullet>
      <text:list-level-style-bullet text:level="9" text:style-name="List3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1" text:start-value="2">
        <style:list-level-properties text:space-before="0.635cm" text:min-label-width="0.635cm"/>
      </text:list-level-style-number>
      <text:list-level-style-number text:level="2" text:style-name="List4Level1" style:num-suffix="." style:num-format="a">
        <style:list-level-properties text:space-before="1.905cm" text:min-label-width="0.635cm"/>
      </text:list-level-style-number>
      <text:list-level-style-number text:level="3" text:style-name="List4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4Level3" style:num-suffix="." style:num-format="1">
        <style:list-level-properties text:space-before="4.445cm" text:min-label-width="0.635cm"/>
      </text:list-level-style-number>
      <text:list-level-style-number text:level="5" text:style-name="List4Level4" style:num-suffix="." style:num-format="a">
        <style:list-level-properties text:space-before="5.715cm" text:min-label-width="0.635cm"/>
      </text:list-level-style-number>
      <text:list-level-style-number text:level="6" text:style-name="List4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4Level6" style:num-suffix="." style:num-format="1">
        <style:list-level-properties text:space-before="8.255cm" text:min-label-width="0.635cm"/>
      </text:list-level-style-number>
      <text:list-level-style-number text:level="8" text:style-name="List4Level7" style:num-suffix="." style:num-format="a">
        <style:list-level-properties text:space-before="9.525cm" text:min-label-width="0.635cm"/>
      </text:list-level-style-number>
      <text:list-level-style-number text:level="9" text:style-name="List4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1.905cm"/>
      </text:list-level-style-bullet>
      <text:list-level-style-bullet text:level="2" text:style-name="List5Level1" text:bullet-char="○">
        <style:list-level-properties text:space-before="1.905cm" text:min-label-width="1.905cm"/>
      </text:list-level-style-bullet>
      <text:list-level-style-bullet text:level="3" text:style-name="List5Level2" text:bullet-char="■">
        <style:list-level-properties text:space-before="3.492cm" text:min-label-width="1.588cm"/>
      </text:list-level-style-bullet>
      <text:list-level-style-bullet text:level="4" text:style-name="List5Level3" text:bullet-char="●">
        <style:list-level-properties text:space-before="4.445cm" text:min-label-width="1.905cm"/>
      </text:list-level-style-bullet>
      <text:list-level-style-bullet text:level="5" text:style-name="List5Level4" text:bullet-char="○">
        <style:list-level-properties text:space-before="5.715cm" text:min-label-width="1.905cm"/>
      </text:list-level-style-bullet>
      <text:list-level-style-bullet text:level="6" text:style-name="List5Level5" text:bullet-char="■">
        <style:list-level-properties text:space-before="7.302cm" text:min-label-width="1.588cm"/>
      </text:list-level-style-bullet>
      <text:list-level-style-bullet text:level="7" text:style-name="List5Level6" text:bullet-char="●">
        <style:list-level-properties text:space-before="8.255cm" text:min-label-width="1.905cm"/>
      </text:list-level-style-bullet>
      <text:list-level-style-bullet text:level="8" text:style-name="List5Level7" text:bullet-char="○">
        <style:list-level-properties text:space-before="9.525cm" text:min-label-width="1.905cm"/>
      </text:list-level-style-bullet>
      <text:list-level-style-bullet text:level="9" text:style-name="List5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3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•">
        <style:list-level-properties text:space-before="0.635cm" text:min-label-width="0.635cm"/>
        <style:text-properties fo:font-family="Verdana" style:font-family-generic="swiss"/>
      </text:list-level-style-bullet>
      <text:list-level-style-bullet text:level="2" text:style-name="List7Level1" text:bullet-char="◦">
        <style:list-level-properties text:space-before="1.905cm"/>
        <style:text-properties fo:font-family="Verdana" style:font-family-generic="swiss"/>
      </text:list-level-style-bullet>
      <text:list-level-style-bullet text:level="3" text:style-name="List7Level2" text:bullet-char="▪">
        <style:list-level-properties text:space-before="3.493cm"/>
        <style:text-properties fo:font-family="Verdana" style:font-family-generic="swiss"/>
      </text:list-level-style-bullet>
      <text:list-level-style-bullet text:level="4" text:style-name="List7Level3" text:bullet-char="•">
        <style:list-level-properties text:space-before="4.445cm"/>
        <style:text-properties fo:font-family="Verdana" style:font-family-generic="swiss"/>
      </text:list-level-style-bullet>
      <text:list-level-style-bullet text:level="5" text:style-name="List7Level4" text:bullet-char="◦">
        <style:list-level-properties text:space-before="5.715cm"/>
        <style:text-properties fo:font-family="Verdana" style:font-family-generic="swiss"/>
      </text:list-level-style-bullet>
      <text:list-level-style-bullet text:level="6" text:style-name="List7Level5" text:bullet-char="▪">
        <style:list-level-properties text:space-before="7.303cm"/>
        <style:text-properties fo:font-family="Verdana" style:font-family-generic="swiss"/>
      </text:list-level-style-bullet>
      <text:list-level-style-bullet text:level="7" text:style-name="List7Level6" text:bullet-char="•">
        <style:list-level-properties text:space-before="8.255cm"/>
        <style:text-properties fo:font-family="Verdana" style:font-family-generic="swiss"/>
      </text:list-level-style-bullet>
      <text:list-level-style-bullet text:level="8" text:style-name="List7Level7" text:bullet-char="◦">
        <style:list-level-properties text:space-before="9.525cm"/>
        <style:text-properties fo:font-family="Verdana" style:font-family-generic="swiss"/>
      </text:list-level-style-bullet>
      <text:list-level-style-bullet text:level="9" text:style-name="List7Level8" text:bullet-char="▪">
        <style:list-level-properties text:space-before="11.113cm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Windows_x86 LibreOffice_project/2c39ebcf046445232b798108aa8a7e7d89552ea8</meta:generator>
    <dc:title/>
    <meta:initial-creator/>
    <meta:editing-cycles>8</meta:editing-cycles>
    <dc:date>2016-11-21T18:02:07.241000000</dc:date>
    <meta:editing-duration>PT8M37S</meta:editing-duration>
    <meta:document-statistic meta:table-count="0" meta:image-count="0" meta:object-count="0" meta:page-count="2" meta:paragraph-count="18" meta:word-count="487" meta:character-count="2768" meta:non-whitespace-character-count="2293"/>
  </office:meta>
</office:document-meta>
</file>